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ISBN</text:p>
          </table:table-cell>
          <table:table-cell office:value-type="string" calcext:value-type="string">
            <text:p>Status </text:p>
          </table:table-cell>
        </table:table-row>
        <table:table-row table:style-name="ro1">
          <table:table-cell office:value-type="float" office:value="9791096101009" calcext:value-type="float">
            <text:p>9791096101009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74" calcext:value-type="float">
            <text:p>9791027601974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67" calcext:value-type="float">
            <text:p>9791027601967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43" calcext:value-type="float">
            <text:p>9791027601943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36" calcext:value-type="float">
            <text:p>9791027601936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29" calcext:value-type="float">
            <text:p>9791027601929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912" calcext:value-type="float">
            <text:p>9791027601912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455" calcext:value-type="float">
            <text:p>9791027601455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448" calcext:value-type="float">
            <text:p>9791027601448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431" calcext:value-type="float">
            <text:p>9791027601431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417" calcext:value-type="float">
            <text:p>9791027601417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400" calcext:value-type="float">
            <text:p>9791027601400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394" calcext:value-type="float">
            <text:p>9791027601394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387" calcext:value-type="float">
            <text:p>9791027601387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1370" calcext:value-type="float">
            <text:p>9791027601370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762" calcext:value-type="float">
            <text:p>9791027600762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755" calcext:value-type="float">
            <text:p>9791027600755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748" calcext:value-type="float">
            <text:p>9791027600748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342" calcext:value-type="float">
            <text:p>9791027600342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335" calcext:value-type="float">
            <text:p>9791027600335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328" calcext:value-type="float">
            <text:p>9791027600328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311" calcext:value-type="float">
            <text:p>9791027600311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91027600304" calcext:value-type="float">
            <text:p>9791027600304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float" office:value="9789987753567" calcext:value-type="float">
            <text:p>978998775356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948180845" calcext:value-type="float">
            <text:p>978994818084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927118197" calcext:value-type="float">
            <text:p>978992711819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87710806" calcext:value-type="float">
            <text:p>978988771080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81492302" calcext:value-type="float">
            <text:p>978988149230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4740470" calcext:value-type="float">
            <text:p>9789814740470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8001" calcext:value-type="float">
            <text:p>978981320800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6847" calcext:value-type="float">
            <text:p>978981320684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3747" calcext:value-type="float">
            <text:p>978981320374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3082" calcext:value-type="float">
            <text:p>978981320308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3075" calcext:value-type="float">
            <text:p>978981320307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813200869" calcext:value-type="float">
            <text:p>9789813200869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766406035" calcext:value-type="float">
            <text:p>978976640603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766406004" calcext:value-type="float">
            <text:p>978976640600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766405977" calcext:value-type="float">
            <text:p>978976640597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766405885" calcext:value-type="float">
            <text:p>978976640588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657463277" calcext:value-type="float">
            <text:p>978965746327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588951935" calcext:value-type="float">
            <text:p>978958895193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587665253" calcext:value-type="float">
            <text:p>978958766525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63381000" calcext:value-type="float">
            <text:p>9789463381000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63380997" calcext:value-type="float">
            <text:p>978946338099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63380966" calcext:value-type="float">
            <text:p>978946338096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62083394" calcext:value-type="float">
            <text:p>978946208339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61536402" calcext:value-type="float">
            <text:p>978946153640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01806411" calcext:value-type="float">
            <text:p>978940180641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01800624" calcext:value-type="float">
            <text:p>978940180062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401800433" calcext:value-type="float">
            <text:p>978940180043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386150264" calcext:value-type="float">
            <text:p>978938615026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385909344" calcext:value-type="float">
            <text:p>978938590934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385563379" calcext:value-type="float">
            <text:p>9789385563379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385563324" calcext:value-type="float">
            <text:p>978938556332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384082666" calcext:value-type="float">
            <text:p>978938408266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283224389" calcext:value-type="float">
            <text:p>9789283224389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188153203" calcext:value-type="float">
            <text:p>978918815320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163915611" calcext:value-type="float">
            <text:p>978916391561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144116884" calcext:value-type="float">
            <text:p>978914411688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056917296" calcext:value-type="float">
            <text:p>978905691729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046606735" calcext:value-type="float">
            <text:p>978904660673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042929821" calcext:value-type="float">
            <text:p>978904292982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9004338388" calcext:value-type="float">
            <text:p>9789004338388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894187045" calcext:value-type="float">
            <text:p>978889418704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879116701" calcext:value-type="float">
            <text:p>978887911670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869770333" calcext:value-type="float">
            <text:p>978886977033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836635849" calcext:value-type="float">
            <text:p>9788836635849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831724777" calcext:value-type="float">
            <text:p>978883172477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93519107" calcext:value-type="float">
            <text:p>978879351910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93519084" calcext:value-type="float">
            <text:p>9788793519084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6941932" calcext:value-type="float">
            <text:p>978877694193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6941925" calcext:value-type="float">
            <text:p>978877694192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6941895" calcext:value-type="float">
            <text:p>978877694189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6941888" calcext:value-type="float">
            <text:p>9788776941888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6941352" calcext:value-type="float">
            <text:p>978877694135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771126006" calcext:value-type="float">
            <text:p>978877112600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8387902" calcext:value-type="float">
            <text:p>978849838790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8387759" calcext:value-type="float">
            <text:p>9788498387759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8387742" calcext:value-type="float">
            <text:p>978849838774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4556883" calcext:value-type="float">
            <text:p>978849455688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4201950" calcext:value-type="float">
            <text:p>9788494201950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3983338" calcext:value-type="float">
            <text:p>9788493983338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2921645" calcext:value-type="float">
            <text:p>978849292164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2921577" calcext:value-type="float">
            <text:p>978849292157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450122" calcext:value-type="float">
            <text:p>978849145012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450085" calcext:value-type="float">
            <text:p>978849145008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825" calcext:value-type="float">
            <text:p>978849111182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818" calcext:value-type="float">
            <text:p>9788491111818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801" calcext:value-type="float">
            <text:p>978849111180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740" calcext:value-type="float">
            <text:p>9788491111740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566" calcext:value-type="float">
            <text:p>9788491111566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91111535" calcext:value-type="float">
            <text:p>978849111153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79539641" calcext:value-type="float">
            <text:p>9788479539641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68315607" calcext:value-type="float">
            <text:p>978846831560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66660150" calcext:value-type="float">
            <text:p>9788466660150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66660112" calcext:value-type="float">
            <text:p>9788466660112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66658775" calcext:value-type="float">
            <text:p>9788466658775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60871347" calcext:value-type="float">
            <text:p>9788460871347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41437203" calcext:value-type="float">
            <text:p>9788441437203</text:p>
          </table:table-cell>
          <table:table-cell office:value-type="string" calcext:value-type="string">
            <text:p>Found</text:p>
          </table:table-cell>
        </table:table-row>
        <table:table-row table:style-name="ro1">
          <table:table-cell office:value-type="float" office:value="9788441437180" calcext:value-type="float">
            <text:p>9788441437180</text:p>
          </table:table-cell>
          <table:table-cell office:value-type="string" calcext:value-type="string">
            <text:p>Foun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4:47:5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39S</meta:editing-duration>
    <meta:editing-cycles>4</meta:editing-cycles>
    <meta:generator>LibreOffice/4.4.3.2$Windows_x86 LibreOffice_project/88805f81e9fe61362df02b9941de8e38a9b5fd16</meta:generator>
    <dc:date>2017-03-23T17:42:17.727000000</dc:date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